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Roqu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4" table:style-name="ce15" office:value-type="string" calcext:value-type="string">
            <text:p>Avión Roqu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Negro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5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20:10:06.4385483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6-06T20:25:04.403871471</dc:date>
    <meta:editing-duration>P1DT18H36M29S</meta:editing-duration>
    <meta:editing-cycles>361</meta:editing-cycles>
    <meta:generator>LibreOffice/6.4.7.2$Linux_X86_64 LibreOffice_project/40$Build-2</meta:generator>
    <meta:document-statistic meta:table-count="1" meta:cell-count="1680" meta:object-count="0"/>
  </office:meta>
</office:document-meta>
</file>